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7000000A74C12D712.png" manifest:media-type="image/png"/>
  <manifest:file-entry manifest:full-path="Pictures/10000201000000890000009147FA7B16.png" manifest:media-type="image/png"/>
  <manifest:file-entry manifest:full-path="Pictures/100002010000029B000000C80413BA76.png" manifest:media-type="image/png"/>
  <manifest:file-entry manifest:full-path="Pictures/100002010000004D0000006CA6F204BA.png" manifest:media-type="image/png"/>
  <manifest:file-entry manifest:full-path="Pictures/10000201000002A3000000C8F68FCBE0.png" manifest:media-type="image/png"/>
  <manifest:file-entry manifest:full-path="Pictures/10000201000000540000004CDC28F31D.png" manifest:media-type="image/png"/>
  <manifest:file-entry manifest:full-path="Pictures/10000201000000450000004C9BFF8EA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6666ff" draw:marker-start-width="0.35cm" draw:marker-end-width="0.35cm" draw:fill="solid" draw:fill-color="#9999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cm" svg:stroke-color="#000000" draw:marker-start-width="0.35cm" draw:marker-end-width="0.35cm" draw:fill="none" draw:fill-color="#000000" draw:textarea-vertical-align="middle" fo:padding-top="0.175cm" fo:padding-bottom="0.175cm" fo:padding-left="0.3cm" fo:padding-right="0.3cm"/>
    </style:style>
    <style:style style:name="gr6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000000" draw:fill="none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17.15cm" svg:height="17.15cm" svg:x="6.288cm" svg:y="1.95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94cm" svg:height="0.294cm" svg:x="14.703cm" svg:y="10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7.8cm" svg:y1="1.5cm" svg:x2="7.8cm" svg:y2="19.6cm">
          <text:p/>
        </draw:line>
        <draw:custom-shape draw:style-name="gr4" draw:text-style-name="P1" draw:layer="layout" svg:width="4.6cm" svg:height="18.7cm" svg:x="3.148cm" svg:y="1.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4.855cm" svg:y1="10.502cm" svg:x2="7.8cm" svg:y2="15.553cm">
          <text:p/>
        </draw:line>
        <draw:line draw:style-name="gr5" draw:text-style-name="P1" draw:layer="layout" svg:x1="14.856cm" svg:y1="10.508cm" svg:x2="7.8cm" svg:y2="5.479cm">
          <text:p/>
        </draw:line>
        <draw:line draw:style-name="gr5" draw:text-style-name="P1" draw:layer="layout" svg:x1="7.8cm" svg:y1="10.5cm" svg:x2="14.8cm" svg:y2="10.5cm">
          <text:p/>
        </draw:line>
        <draw:custom-shape draw:style-name="gr2" draw:text-style-name="P1" draw:layer="layout" svg:width="6.865cm" svg:height="1.515cm" svg:x="7.835cm" svg:y="9.684cm">
          <text:p/>
          <draw:enhanced-geometry svg:viewBox="0 0 21600 21600" draw:mirror-vertical="true" draw:type="block-arc" draw:modifiers="-179.984237369535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6" draw:text-style-name="P1" draw:layer="layout" svg:width="0.57cm" svg:height="0.628cm" svg:x="12.03cm" svg:y="6.5cm">
          <draw:image xlink:href="Pictures/10000201000000450000004C9BFF8EA8.png" xlink:type="simple" xlink:show="embed" xlink:actuate="onLoad">
            <text:p/>
          </draw:image>
        </draw:frame>
        <draw:custom-shape draw:style-name="gr2" draw:text-style-name="P1" draw:layer="layout" svg:width="8.593cm" svg:height="1.843cm" draw:transform="rotate (-0.610865238198016) translate (8.352cm 4.762cm)">
          <text:p/>
          <draw:enhanced-geometry svg:viewBox="0 0 21600 21600" draw:type="block-arc" draw:modifiers="-179.984237369535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6" draw:text-style-name="P1" draw:layer="layout" svg:width="0.675cm" svg:height="0.611cm" svg:x="11cm" svg:y="11.389cm">
          <draw:image xlink:href="Pictures/10000201000000540000004CDC28F31D.png" xlink:type="simple" xlink:show="embed" xlink:actuate="onLoad">
            <text:p/>
          </draw:image>
        </draw:frame>
        <draw:custom-shape draw:style-name="gr2" draw:text-style-name="P1" draw:layer="layout" svg:width="4.98cm" svg:height="1.8cm" draw:transform="rotate (1.5707963267949) translate (6.9cm 10.48cm)">
          <text:p/>
          <draw:enhanced-geometry svg:viewBox="0 0 21600 21600" draw:type="block-arc" draw:modifiers="-179.984237369535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6" draw:text-style-name="P1" draw:layer="layout" svg:width="3.945cm" svg:height="1.169cm" svg:x="2.8cm" svg:y="7.431cm">
          <draw:image xlink:href="Pictures/10000201000002A3000000C8F68FCBE0.png" xlink:type="simple" xlink:show="embed" xlink:actuate="onLoad">
            <text:p/>
          </draw:image>
        </draw:frame>
        <draw:custom-shape draw:style-name="gr2" draw:text-style-name="P1" draw:layer="layout" svg:width="1.283cm" svg:height="1.372cm" draw:transform="rotate (1.01229096615671) translate (13.175cm 10.595cm)">
          <text:p/>
          <draw:enhanced-geometry svg:viewBox="0 0 21600 21600" draw:type="block-arc" draw:modifiers="-128.982403970679 10660.423856274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1" draw:layer="layout" svg:width="0.6cm" svg:height="0.6cm" svg:x="7.8cm" svg:y="9.9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6cm" svg:y1="18.4cm" svg:x2="24.7cm" svg:y2="18.4cm">
          <text:p/>
        </draw:line>
        <draw:custom-shape draw:style-name="gr4" draw:text-style-name="P1" draw:layer="layout" svg:width="1.548cm" svg:height="13.5cm" draw:transform="rotate (1.5707963267949) translate (8.1cm 20.0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4.85cm" svg:y1="10.517cm" svg:x2="11.356cm" svg:y2="18.4cm">
          <text:p/>
        </draw:line>
        <draw:line draw:style-name="gr5" draw:text-style-name="P1" draw:layer="layout" svg:x1="14.844cm" svg:y1="10.516cm" svg:x2="18.356cm" svg:y2="18.4cm">
          <text:p/>
        </draw:line>
        <draw:line draw:style-name="gr5" draw:text-style-name="P1" draw:layer="layout" svg:x1="14.852cm" svg:y1="18.4cm" svg:x2="14.852cm" svg:y2="10.572cm">
          <text:p/>
        </draw:line>
        <draw:custom-shape draw:style-name="gr2" draw:text-style-name="P1" draw:layer="layout" svg:width="7.771cm" svg:height="1.101cm" draw:transform="rotate (1.5707963267949) translate (14.3cm 18.371cm)">
          <text:p/>
          <draw:enhanced-geometry svg:viewBox="0 0 21600 21600" draw:mirror-vertical="false" draw:type="block-arc" draw:modifiers="-179.984237369535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" draw:text-style-name="P1" draw:layer="layout" svg:width="8.515cm" svg:height="1.841cm" draw:transform="rotate (-1.98967534727354) translate (19.198cm 10.977cm)">
          <text:p/>
          <draw:enhanced-geometry svg:viewBox="0 0 21600 21600" draw:mirror-vertical="true" draw:type="block-arc" draw:modifiers="-179.984237369535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" draw:text-style-name="P1" draw:layer="layout" svg:width="3.484cm" svg:height="1.275cm" svg:x="14.872cm" svg:y="17.734cm">
          <text:p/>
          <draw:enhanced-geometry svg:viewBox="0 0 21600 21600" draw:mirror-vertical="true" draw:type="block-arc" draw:modifiers="-179.984237369535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" draw:text-style-name="P1" draw:layer="layout" svg:width="1.284cm" svg:height="1.372cm" draw:transform="rotate (-0.174532925199433) translate (14.536cm 10.6cm)">
          <text:p/>
          <draw:enhanced-geometry svg:viewBox="0 0 21600 21600" draw:mirror-vertical="true" draw:type="block-arc" draw:modifiers="-115.257093298105 10723.946110572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6" draw:text-style-name="P1" draw:layer="layout" svg:width="0.57cm" svg:height="0.628cm" svg:x="17.83cm" svg:y="13.6cm">
          <draw:image xlink:href="Pictures/10000201000000450000004C9BFF8EA8.png" xlink:type="simple" xlink:show="embed" xlink:actuate="onLoad">
            <text:p/>
          </draw:image>
        </draw:frame>
        <draw:custom-shape draw:style-name="gr7" draw:text-style-name="P1" draw:layer="layout" svg:width="0.6cm" svg:height="0.6cm" svg:x="14.86cm" svg:y="17.796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494cm" svg:height="0.693cm" svg:x="13.563cm" svg:y="14.407cm">
          <draw:image xlink:href="Pictures/100002010000004D0000006CA6F204BA.png" xlink:type="simple" xlink:show="embed" xlink:actuate="onLoad">
            <text:p/>
          </draw:image>
        </draw:frame>
        <draw:frame draw:style-name="gr6" draw:text-style-name="P1" draw:layer="layout" svg:width="3.943cm" svg:height="1.182cm" svg:x="14.457cm" svg:y="19.118cm">
          <draw:image xlink:href="Pictures/100002010000029B000000C80413BA76.png" xlink:type="simple" xlink:show="embed" xlink:actuate="onLoad">
            <text:p/>
          </draw:image>
        </draw:frame>
        <draw:frame draw:style-name="gr6" draw:text-style-name="P1" draw:layer="layout" svg:width="0.731cm" svg:height="0.774cm" svg:x="12.369cm" svg:y="9.514cm">
          <draw:image xlink:href="Pictures/10000201000000890000009147FA7B16.png" xlink:type="simple" xlink:show="embed" xlink:actuate="onLoad">
            <text:p/>
          </draw:image>
        </draw:frame>
        <draw:frame draw:style-name="gr6" draw:text-style-name="P1" draw:layer="layout" svg:width="0.709cm" svg:height="0.877cm" svg:x="15.095cm" svg:y="12.623cm">
          <draw:image xlink:href="Pictures/1000020100000087000000A74C12D71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0T14:47:04.425452491</meta:creation-date>
    <dc:date>2015-01-20T15:33:14.650673638</dc:date>
    <meta:editing-duration>PT43M26S</meta:editing-duration>
    <meta:editing-cycles>26</meta:editing-cycles>
    <meta:generator>LibreOffice/4.2.7.2$Linux_X86_64 LibreOffice_project/420m0$Build-2</meta:generator>
    <meta:document-statistic meta:object-count="30"/>
  </office:meta>
</office:document-meta>
</file>